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f809" officeooo:paragraph-rsid="001ef8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oliny Cardoso de França, 5º DSM, FATEC Araras<text:line-break/>Gustavo Henrique Pinto, 5º DSM, FATEC Araras<text:line-break/>Karen Letícia Alexandre, 5º DSM, FATEC Araras<text:line-break/>Joziane do Nascimento Tagliaferro, 5º DSM, FATEC Araras<text:line-break/><text:line-break/>Relatório de desenvolvimento de árvore de decisã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2:23:11.424904845</meta:creation-date>
    <dc:date>2023-05-20T12:24:34.313528703</dc:date>
    <meta:editing-duration>PT1M24S</meta:editing-duration>
    <meta:editing-cycles>1</meta:editing-cycles>
    <meta:generator>LibreOffice/7.5.3.2$Linux_X86_64 LibreOffice_project/67bf5ab3e8553b11738d1302ab7051a12dd8b40d</meta:generator>
    <meta:document-statistic meta:table-count="0" meta:image-count="0" meta:object-count="0" meta:page-count="1" meta:paragraph-count="1" meta:word-count="37" meta:character-count="246" meta:non-whitespace-character-count="209"/>
  </office:meta>
</office:document-meta>
</file>